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4cm" draw:marker-start-width="0.8cm" draw:marker-end-width="0.8cm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solid" svg:stroke-width="0.4cm" draw:marker-start-width="0.8cm" draw:marker-end-width="0.8cm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bottom" fo:padding-top="0.2cm" fo:padding-bottom="0.2cm" fo:padding-left="0.2cm" fo:padding-right="0.2cm"/>
    </style:style>
    <style:style style:name="gr4" style:family="graphic" style:parent-style-name="standard">
      <style:graphic-properties draw:stroke="solid" svg:stroke-width="0.4cm" draw:marker-start-width="0.8cm" draw:marker-end-width="0.8cm" draw:fill="solid" draw:fill-color="#660066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left" draw:textarea-vertical-align="top" fo:padding-top="0.2cm" fo:padding-bottom="0.2cm" fo:padding-left="0.2cm" fo:padding-right="0.2cm"/>
    </style:style>
    <style:style style:name="gr6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left" draw:textarea-vertical-align="bottom" fo:padding-top="0.2cm" fo:padding-bottom="0.2cm" fo:padding-left="0.2cm" fo:padding-right="0.2cm"/>
    </style:style>
    <style:style style:name="gr7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center" draw:textarea-vertical-align="bottom" fo:padding-top="0.2cm" fo:padding-bottom="0.2cm" fo:padding-left="0.2cm" fo:padding-right="0.2cm"/>
    </style:style>
    <style:style style:name="gr8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9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top" fo:padding-top="0.2cm" fo:padding-bottom="0.2cm" fo:padding-left="0.2cm" fo:padding-right="0.2cm"/>
    </style:style>
    <style:style style:name="gr10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right" draw:textarea-vertical-align="bottom" fo:padding-top="0.2cm" fo:padding-bottom="0.2cm" fo:padding-left="0.2cm" fo:padding-right="0.2cm"/>
    </style:style>
    <style:style style:name="gr11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right" draw:textarea-vertical-align="top" fo:padding-top="0.2cm" fo:padding-bottom="0.2cm" fo:padding-left="0.2cm" fo:padding-right="0.2cm"/>
    </style:style>
    <style:style style:name="gr12" style:family="graphic" style:parent-style-name="standard">
      <style:graphic-properties draw:stroke="solid" svg:stroke-width="0.4cm" draw:marker-start-width="0.8cm" draw:marker-end-width="0.8cm" draw:textarea-horizontal-align="right" draw:textarea-vertical-align="middle" draw:auto-grow-height="false" fo:min-height="0.749cm" fo:min-width="0.499cm" fo:padding-top="0.325cm" fo:padding-bottom="0.325cm" fo:padding-left="0.45cm" fo:padding-right="0.45cm" fo:wrap-option="no-wrap"/>
    </style:style>
    <style:style style:name="gr13" style:family="graphic" style:parent-style-name="standard">
      <style:graphic-properties draw:stroke="solid" svg:stroke-width="0.4cm" draw:marker-start-width="0.8cm" draw:marker-end-width="0.8cm" draw:textarea-horizontal-align="right" draw:textarea-vertical-align="top" draw:auto-grow-height="false" fo:min-height="0.749cm" fo:min-width="0.499cm" fo:padding-top="0.325cm" fo:padding-bottom="0.325cm" fo:padding-left="0.45cm" fo:padding-right="0.45cm" fo:wrap-option="no-wrap"/>
    </style:style>
    <style:style style:name="gr14" style:family="graphic" style:parent-style-name="standard">
      <style:graphic-properties draw:stroke="solid" svg:stroke-width="0.4cm" draw:marker-start-width="0.8cm" draw:marker-end-width="0.8cm" draw:textarea-horizontal-align="center" draw:textarea-vertical-align="top" draw:auto-grow-height="false" fo:min-height="0.749cm" fo:min-width="0.499cm" fo:padding-top="0.325cm" fo:padding-bottom="0.325cm" fo:padding-left="0.45cm" fo:padding-right="0.45cm" fo:wrap-option="no-wrap"/>
    </style:style>
    <style:style style:name="gr15" style:family="graphic" style:parent-style-name="standard">
      <style:graphic-properties draw:stroke="solid" svg:stroke-width="0.4cm" draw:marker-start-width="0.8cm" draw:marker-end-width="0.8cm" draw:textarea-horizontal-align="justify" draw:textarea-vertical-align="top" draw:auto-grow-height="false" fo:padding-top="0.325cm" fo:padding-bottom="0.325cm" fo:padding-left="0.45cm" fo:padding-right="0.45cm"/>
    </style:style>
    <style:style style:name="gr16" style:family="graphic" style:parent-style-name="standard">
      <style:graphic-properties draw:stroke="solid" svg:stroke-width="0.4cm" draw:marker-start-width="0.8cm" draw:marker-end-width="0.8cm" draw:fill="solid" draw:fill-color="#66ffff" draw:textarea-horizontal-align="justify" draw:textarea-vertical-align="middle" draw:auto-grow-height="fals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bottom"/>
    </style:style>
    <style:style style:name="gr19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20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2.695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top"/>
    </style:style>
    <style:style style:name="gr26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27" style:family="graphic" style:parent-style-name="standard">
      <style:graphic-properties draw:textarea-horizontal-align="right" draw:textarea-vertical-align="top" draw:auto-grow-height="false" fo:min-height="0.749cm" fo:min-width="0.499cm" fo:wrap-option="no-wrap"/>
    </style:style>
    <style:style style:name="gr28" style:family="graphic" style:parent-style-name="standard">
      <style:graphic-properties draw:textarea-horizontal-align="center" draw:textarea-vertical-align="top" draw:auto-grow-height="false" fo:min-height="0.749cm" fo:min-width="0.499cm" fo:wrap-option="no-wrap"/>
    </style:style>
    <style:style style:name="gr29" style:family="graphic" style:parent-style-name="standard">
      <style:graphic-properties draw:textarea-horizontal-align="justify" draw:textarea-vertical-align="top" draw:auto-grow-height="false"/>
    </style:style>
    <style:style style:name="gr30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32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40pt" style:font-size-asian="40pt" style:font-size-complex="40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18pt" style:font-size-asian="32pt" style:font-size-complex="32pt"/>
    </style:style>
    <style:style style:name="P8" style:family="paragraph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P12" style:family="paragraph">
      <style:paragraph-properties fo:text-align="center"/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Liberation Sans'" style:font-style-name="Regular" style:font-family-generic="swiss" fo:font-size="66pt" style:font-family-asian="'Liberation Sans'" style:font-style-name-asian="Regular" style:font-family-generic-asian="swiss" style:font-size-asian="66pt" style:font-family-complex="'Liberation Sans'" style:font-style-name-complex="Regular" style:font-family-generic-complex="swiss" style:font-size-complex="66pt"/>
    </style:style>
    <style:style style:name="T6" style:family="text">
      <style:text-properties fo:font-family="'Liberation Sans'" style:font-style-name="Regular" style:font-family-generic="swiss" fo:font-size="60pt" style:font-family-asian="'Liberation Sans'" style:font-style-name-asian="Regular" style:font-family-generic-asian="swiss" style:font-size-asian="60pt" style:font-family-complex="'Liberation Sans'" style:font-style-name-complex="Regular" style:font-family-generic-complex="swiss" style:font-size-complex="60pt"/>
    </style:style>
    <style:style style:name="T7" style:family="text">
      <style:text-properties fo:font-family="'Liberation Sans'" style:font-family-generic="roman" style:font-pitch="variable" fo:font-size="44pt" style:font-family-asian="'Liberation Sans'" style:font-style-name-asian="Regular" style:font-family-generic-asian="swiss" style:font-size-asian="44pt" style:font-family-complex="'Liberation Sans'" style:font-style-name-complex="Regular" style:font-family-generic-complex="swiss" style:font-size-complex="44pt"/>
    </style:style>
    <style:style style:name="T8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9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10" style:family="text">
      <style:text-properties fo:font-family="'Liberation Serif'" style:font-style-name="Regular" style:font-family-generic="roman" fo:font-size="18pt" style:font-family-asian="'Liberation Serif'" style:font-style-name-asian="Regular" style:font-family-generic-asian="roman" style:font-size-asian="18pt" style:font-family-complex="'Liberation Serif'" style:font-style-name-complex="Regular" style:font-family-generic-complex="roman" style:font-size-complex="18pt"/>
    </style:style>
    <style:style style:name="T11" style:family="text">
      <style:text-properties fo:font-family="'Liberation Serif'" style:font-style-name="Regular" style:font-family-generic="roman" fo:font-size="48pt" style:font-family-asian="'Liberation Serif'" style:font-style-name-asian="Regular" style:font-family-generic-asian="roman" style:font-size-asian="48pt" style:font-family-complex="'Liberation Serif'" style:font-style-name-complex="Regular" style:font-family-generic-complex="roman" style:font-size-complex="48pt"/>
    </style:style>
    <style:style style:name="T12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1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" draw:style-name="dp1" draw:master-page-name="Default">
        <draw:custom-shape draw:style-name="gr1" draw:text-style-name="P1" xml:id="id8" draw:id="id8" draw:layer="layout" svg:width="3.5cm" svg:height="3.5cm" svg:x="48.1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6" draw:id="id6" draw:layer="layout" svg:width="8cm" svg:height="8cm" svg:x="136.151cm" svg:y="49.052cm">
          <text:p text:style-name="P1"><text:span text:style-name="T1">Attitude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8cm" svg:height="8cm" svg:x="81.901cm" svg:y="49.052cm">
          <text:p text:style-name="P1"><text:span text:style-name="T1">Linear </text:span></text:p>
          <text:p text:style-name="P1"><text:span text:style-name="T1">Velocity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5cm" svg:height="3.5cm" svg:x="126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3.5cm" svg:height="3.5cm" svg:x="153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" draw:id="id1" draw:layer="layout" svg:width="8cm" svg:height="8cm" svg:x="164.101cm" svg:y="49.052cm">
          <text:p text:style-name="P1"><text:span text:style-name="T1">Angular</text:span></text:p>
          <text:p text:style-name="P1"><text:span text:style-name="T1">Rate 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72.101cm" svg:y1="53.052cm" svg:x2="181.501cm" svg:y2="53.052cm" draw:start-shape="id1" draw:start-glue-point="7" draw:end-shape="id2" draw:end-glue-point="5" svg:d="M172101 53052h9400">
          <text:p text:style-name="P1"><text:span text:style-name="T2">Angular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3" draw:text-style-name="P3" draw:layer="layout" svg:x1="157.151cm" svg:y1="53.052cm" svg:x2="164.101cm" svg:y2="53.052cm" draw:start-shape="id3" draw:start-glue-point="10" draw:end-shape="id1" svg:d="M157151 53052h6950">
          <text:p text:style-name="P1"><text:span text:style-name="T2">Angular</text:span></text:p>
          <text:p text:style-name="P1"><text:span text:style-name="T2">Rate </text:span></text:p>
          <text:p text:style-name="P1"><text:span text:style-name="T2">Error</text:span></text:p>
        </draw:connector>
        <draw:connector draw:style-name="gr3" draw:text-style-name="P3" draw:layer="layout" svg:x1="118.251cm" svg:y1="53.052cm" svg:x2="126.651cm" svg:y2="53.052cm" draw:start-shape="id4" draw:start-glue-point="7" draw:end-shape="id5" draw:end-glue-point="6" svg:d="M118251 53052h8400">
          <text:p text:style-name="P1"><text:span text:style-name="T2">Attitude </text:span></text:p>
          <text:p text:style-name="P1"><text:span text:style-name="T2">Set Point</text:span></text:p>
        </draw:connector>
        <draw:connector draw:style-name="gr3" draw:text-style-name="P3" draw:layer="layout" svg:x1="130.151cm" svg:y1="53.052cm" svg:x2="136.151cm" svg:y2="53.052cm" draw:start-shape="id5" draw:start-glue-point="10" draw:end-shape="id6" svg:d="M130151 53052h6000">
          <text:p text:style-name="P1"><text:span text:style-name="T2">Attitude </text:span></text:p>
          <text:p text:style-name="P1"><text:span text:style-name="T2">Error</text:span></text:p>
        </draw:connector>
        <draw:connector draw:style-name="gr3" draw:text-style-name="P3" draw:layer="layout" svg:x1="144.151cm" svg:y1="53.052cm" svg:x2="153.651cm" svg:y2="53.052cm" draw:start-shape="id6" draw:start-glue-point="7" draw:end-shape="id3" draw:end-glue-point="3" svg:d="M144151 53052h9500">
          <text:p text:style-name="P1"><text:span text:style-name="T2">Angular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5" xml:id="id7" draw:id="id7" draw:layer="layout" svg:width="5cm" svg:height="5cm" svg:x="58.901cm" svg:y="13.902cm">
          <text:p text:style-name="P4"><text:span text:style-name="T3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5cm" svg:height="5cm" svg:x="137.651cm" svg:y="77.302cm">
          <text:p text:style-name="P4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1" draw:id="id11" draw:layer="layout" svg:width="5cm" svg:height="5cm" svg:x="165.501cm" svg:y="72.402cm">
          <text:p text:style-name="P4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58.901cm" svg:y1="16.402cm" svg:x2="49.901cm" svg:y2="51.302cm" draw:start-shape="id7" draw:start-glue-point="5" draw:end-shape="id8" draw:end-glue-point="4" svg:d="M58901 16402h-9000v34900">
          <text:p text:style-name="P1"><text:span text:style-name="T2">Current </text:span></text:p>
          <text:p text:style-name="P1"><text:span text:style-name="T2">Position</text:span></text:p>
        </draw:connector>
        <draw:custom-shape draw:style-name="gr2" draw:text-style-name="P6" xml:id="id9" draw:id="id9" draw:layer="layout" svg:width="12cm" svg:height="5cm" svg:x="29.801cm" svg:y="50.552cm">
          <text:p text:style-name="P1"><text:span text:style-name="T4">Waypoint</text:span></text:p>
          <text:p text:style-name="P1"><text:span text:style-name="T4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3" draw:layer="layout" svg:x1="39.801cm" svg:y1="53.052cm" svg:x2="48.151cm" svg:y2="53.052cm" draw:start-shape="id9" draw:start-glue-point="7" draw:end-shape="id8" svg:d="M39801 53052h8350">
          <text:p text:style-name="P1"><text:span text:style-name="T2">Position </text:span></text:p>
          <text:p text:style-name="P1"><text:span text:style-name="T2">Set Point</text:span></text:p>
        </draw:connector>
        <draw:connector draw:style-name="gr6" draw:text-style-name="P3" draw:layer="layout" svg:x1="137.651cm" svg:y1="79.802cm" svg:x2="128.401cm" svg:y2="54.802cm" draw:start-shape="id10" draw:start-glue-point="5" draw:end-shape="id5" draw:end-glue-point="8" svg:d="M137651 79802h-9250v-25000">
          <text:p text:style-name="P1"><text:span text:style-name="T2">Current </text:span></text:p>
          <text:p text:style-name="P1"><text:span text:style-name="T2">Attitude</text:span></text:p>
        </draw:connector>
        <draw:connector draw:style-name="gr6" draw:text-style-name="P3" draw:layer="layout" svg:x1="165.501cm" svg:y1="74.902cm" svg:x2="155.401cm" svg:y2="54.802cm" draw:start-shape="id11" draw:start-glue-point="5" draw:end-shape="id3" draw:end-glue-point="8" svg:d="M165501 74902h-10100v-20100">
          <text:p text:style-name="P1"><text:span text:style-name="T2">Current </text:span></text:p>
          <text:p text:style-name="P1"><text:span text:style-name="T2">Rate</text:span></text:p>
        </draw:connector>
        <draw:connector draw:style-name="gr3" draw:text-style-name="P1" draw:layer="layout" svg:x1="236.151cm" svg:y1="46.052cm" svg:x2="243.701cm" svg:y2="46.052cm" draw:start-shape="id12" draw:start-glue-point="7" draw:end-shape="id13" draw:end-glue-point="5" svg:d="M236151 46052h7550">
          <text:p text:style-name="P1"><text:span text:style-name="T2">Linear </text:span></text:p>
          <text:p text:style-name="P1"><text:span text:style-name="T2">Velocity</text:span></text:p>
        </draw:connector>
        <draw:custom-shape draw:style-name="gr2" draw:text-style-name="P2" xml:id="id13" draw:id="id13" draw:layer="layout" svg:width="5cm" svg:height="5cm" svg:x="243.70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8cm" svg:height="8cm" svg:x="57.401cm" svg:y="49.052cm">
          <text:p text:style-name="P1"><text:span text:style-name="T1">Global</text:span></text:p>
          <text:p text:style-name="P1"><text:span text:style-name="T1">Posi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5cm" svg:height="3.5cm" svg:x="72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65.401cm" svg:y1="53.052cm" svg:x2="72.651cm" svg:y2="53.052cm" draw:start-shape="id14" draw:start-glue-point="7" draw:end-shape="id15" draw:end-glue-point="6" svg:d="M65401 53052h7250">
          <text:p text:style-name="P1"><text:span text:style-name="T2">Velocity </text:span></text:p>
          <text:p text:style-name="P1"><text:span text:style-name="T2">Set Point</text:span></text:p>
        </draw:connector>
        <draw:custom-shape draw:style-name="gr4" draw:text-style-name="P5" xml:id="id16" draw:id="id16" draw:layer="layout" svg:width="5cm" svg:height="5cm" svg:x="83.401cm" svg:y="24.202cm">
          <text:p text:style-name="P4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83.401cm" svg:y1="26.702cm" svg:x2="74.401cm" svg:y2="51.302cm" draw:start-shape="id16" draw:start-glue-point="5" draw:end-shape="id15" draw:end-glue-point="4" svg:d="M83401 26702h-9000v24600">
          <text:p text:style-name="P1"><text:span text:style-name="T2">Current</text:span></text:p>
          <text:p text:style-name="P1"><text:span text:style-name="T2">Linear </text:span></text:p>
          <text:p text:style-name="P1"><text:span text:style-name="T2">Velocity</text:span></text:p>
        </draw:connector>
        <draw:connector draw:style-name="gr3" draw:text-style-name="P1" draw:layer="layout" svg:x1="76.151cm" svg:y1="53.052cm" svg:x2="81.901cm" svg:y2="53.052cm" draw:start-shape="id15" draw:start-glue-point="10" draw:end-shape="id17" draw:end-glue-point="5" svg:d="M76151 53052h5750">
          <text:p text:style-name="P1"><text:span text:style-name="T2">Velocity </text:span></text:p>
          <text:p text:style-name="P1"><text:span text:style-name="T2">Error</text:span></text:p>
        </draw:connector>
        <draw:connector draw:style-name="gr3" draw:text-style-name="P3" draw:layer="layout" svg:x1="51.651cm" svg:y1="53.052cm" svg:x2="57.401cm" svg:y2="53.052cm" draw:start-shape="id8" draw:start-glue-point="10" draw:end-shape="id14" draw:end-glue-point="3" svg:d="M51651 53052h5750">
          <text:p text:style-name="P1"><text:span text:style-name="T2">Position </text:span></text:p>
          <text:p text:style-name="P1"><text:span text:style-name="T2">Error</text:span></text:p>
        </draw:connector>
        <draw:custom-shape draw:style-name="gr2" draw:text-style-name="P2" xml:id="id12" draw:id="id12" draw:layer="layout" svg:width="5cm" svg:height="5cm" svg:x="231.15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2.901cm" svg:y1="46.052cm" svg:x2="231.151cm" svg:y2="46.052cm" draw:start-shape="id18" draw:start-glue-point="7" draw:end-shape="id12" svg:d="M222901 46052h8250">
          <text:p text:style-name="P1"><text:span text:style-name="T2">Linear </text:span></text:p>
          <text:p text:style-name="P1"><text:span text:style-name="T2">Acceleration</text:span></text:p>
        </draw:connector>
        <draw:connector draw:style-name="gr5" draw:text-style-name="P3" draw:layer="layout" svg:x1="204.901cm" svg:y1="50.352cm" svg:x2="211.501cm" svg:y2="46.052cm" draw:start-shape="id19" draw:start-glue-point="4" draw:end-shape="id20" draw:end-glue-point="6" svg:d="M204901 50352v-4300h6600">
          <text:p text:style-name="P1"><text:span text:style-name="T2">Total</text:span></text:p>
          <text:p text:style-name="P1"><text:span text:style-name="T2">Thrust</text:span></text:p>
        </draw:connector>
        <draw:custom-shape draw:style-name="gr2" draw:text-style-name="P2" xml:id="id2" draw:id="id2" draw:layer="layout" svg:width="8cm" svg:height="8cm" svg:x="181.501cm" svg:y="49.052cm">
          <text:p text:style-name="P1"><text:span text:style-name="T1">Motor</text:span></text:p>
          <text:p text:style-name="P1"><text:span text:style-name="T1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89.501cm" svg:y1="53.052cm" svg:x2="202.101cm" svg:y2="53.052cm" draw:start-shape="id2" draw:start-glue-point="7" draw:end-shape="id19" draw:end-glue-point="5" svg:d="M189501 53052h12600">
          <text:p text:style-name="P1"><text:span text:style-name="T2">PWM Values</text:span></text:p>
        </draw:connector>
        <draw:custom-shape draw:style-name="gr1" draw:text-style-name="P1" xml:id="id20" draw:id="id20" draw:layer="layout" svg:width="3.5cm" svg:height="3.5cm" svg:x="211.501cm" svg:y="44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1" draw:id="id21" draw:layer="layout" svg:width="5cm" svg:height="5cm" svg:x="210.751cm" svg:y="34.602cm">
          <text:p text:style-name="P1"><text:span text:style-name="T8">Gravity</text:span></text:p>
          <text:p text:style-name="P1"><text:span text:style-name="T8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13.251cm" svg:y1="39.602cm" svg:x2="213.251cm" svg:y2="44.302cm" draw:start-shape="id21" draw:start-glue-point="6" draw:end-shape="id20" draw:end-glue-point="4" svg:d="M213251 39602v4700">
          <text:p/>
        </draw:connector>
        <draw:connector draw:style-name="gr8" draw:text-style-name="P1" draw:layer="layout" svg:x1="215.001cm" svg:y1="46.052cm" svg:x2="222.801cm" svg:y2="45.777cm" draw:start-shape="id20" draw:start-glue-point="10" svg:d="M215001 46052h4251v-275h3549">
          <text:p/>
        </draw:connector>
        <draw:connector draw:style-name="gr6" draw:text-style-name="P1" draw:layer="layout" svg:x1="204.901cm" svg:y1="55.752cm" svg:x2="211.501cm" svg:y2="59.702cm" draw:start-shape="id19" draw:start-glue-point="6" draw:end-shape="id22" draw:end-glue-point="6" svg:d="M204901 55752v3950h6600">
          <text:p text:style-name="P1"><text:span text:style-name="T2">Differential</text:span></text:p>
          <text:p text:style-name="P1"><text:span text:style-name="T2">Thrust</text:span></text:p>
        </draw:connector>
        <draw:custom-shape draw:style-name="gr1" draw:text-style-name="P1" xml:id="id22" draw:id="id22" draw:layer="layout" svg:width="3.5cm" svg:height="3.5cm" svg:x="211.501cm" svg:y="57.9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3" draw:id="id23" draw:layer="layout" svg:width="5cm" svg:height="5cm" svg:x="210.751cm" svg:y="65.602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13.251cm" svg:y1="65.602cm" svg:x2="213.251cm" svg:y2="61.452cm" draw:start-shape="id23" draw:start-glue-point="4" draw:end-shape="id22" draw:end-glue-point="8" svg:d="M213251 65602v-4150">
          <text:p/>
        </draw:connector>
        <draw:connector draw:style-name="gr8" draw:text-style-name="P1" draw:layer="layout" svg:x1="215.001cm" svg:y1="59.702cm" svg:x2="222.801cm" svg:y2="59.552cm" draw:start-shape="id22" draw:start-glue-point="10" svg:d="M215001 59702h4251v-150h3549">
          <text:p/>
        </draw:connector>
        <draw:custom-shape draw:style-name="gr2" draw:text-style-name="P2" xml:id="id27" draw:id="id27" draw:layer="layout" svg:width="5cm" svg:height="5cm" svg:x="243.70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5cm" svg:height="5cm" svg:x="231.15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22.901cm" svg:y1="59.702cm" svg:x2="231.151cm" svg:y2="59.702cm" draw:start-shape="id24" draw:start-glue-point="7" draw:end-shape="id25" svg:d="M222901 59702h8250">
          <text:p text:style-name="P1"><text:span text:style-name="T2">Rotational </text:span></text:p>
          <text:p text:style-name="P1"><text:span text:style-name="T2">Acceleration</text:span></text:p>
        </draw:connector>
        <draw:custom-shape draw:style-name="gr2" draw:text-style-name="P2" xml:id="id4" draw:id="id4" draw:layer="layout" svg:width="8cm" svg:height="8cm" svg:x="110.251cm" svg:y="49.052cm">
          <text:p text:style-name="P1"><text:span text:style-name="T1">Linear </text:span></text:p>
          <text:p text:style-name="P1"><text:span text:style-name="T1">Accelera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3.5cm" svg:height="3.5cm" svg:x="97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89.901cm" svg:y1="53.052cm" svg:x2="97.651cm" svg:y2="53.052cm" draw:start-shape="id17" draw:start-glue-point="7" draw:end-shape="id26" draw:end-glue-point="6" svg:d="M89901 53052h7750">
          <text:p text:style-name="P1"><text:span text:style-name="T2">Linear 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3" draw:text-style-name="P1" draw:layer="layout" svg:x1="101.151cm" svg:y1="53.052cm" svg:x2="110.251cm" svg:y2="53.052cm" draw:start-shape="id26" draw:start-glue-point="10" draw:end-shape="id4" draw:end-glue-point="5" svg:d="M101151 53052h9100">
          <text:p text:style-name="P1"><text:span text:style-name="T2">Linear </text:span></text:p>
          <text:p text:style-name="P1"><text:span text:style-name="T2">Acceleration</text:span></text:p>
          <text:p text:style-name="P1"><text:span text:style-name="T2">Error</text:span></text:p>
        </draw:connector>
        <draw:connector draw:style-name="gr10" draw:text-style-name="P1" draw:layer="layout" draw:line-skew="5.398cm" svg:x1="248.701cm" svg:y1="46.052cm" svg:x2="63.901cm" svg:y2="16.402cm" draw:start-shape="id13" draw:start-glue-point="7" draw:end-shape="id7" draw:end-glue-point="7" svg:d="M248701 46052h6099v-29650h-190899">
          <text:p text:style-name="P1"><text:span text:style-name="T2">Linear </text:span></text:p>
          <text:p text:style-name="P1"><text:span text:style-name="T2">Position</text:span></text:p>
        </draw:connector>
        <draw:connector draw:style-name="gr9" draw:text-style-name="P1" draw:layer="layout" svg:x1="236.151cm" svg:y1="59.702cm" svg:x2="243.701cm" svg:y2="59.702cm" draw:start-shape="id25" draw:start-glue-point="7" draw:end-shape="id27" svg:d="M236151 59702h7550">
          <text:p text:style-name="P1"><text:span text:style-name="T2">Rotational </text:span></text:p>
          <text:p text:style-name="P1"><text:span text:style-name="T2">Velocity</text:span></text:p>
        </draw:connector>
        <draw:connector draw:style-name="gr8" draw:text-style-name="P1" draw:layer="layout" svg:x1="233.651cm" svg:y1="43.552cm" svg:x2="88.401cm" svg:y2="26.702cm" draw:start-shape="id12" draw:start-glue-point="4" draw:end-shape="id16" draw:end-glue-point="7" svg:d="M233651 43552v-16850h-145250">
          <text:p/>
        </draw:connector>
        <draw:custom-shape draw:style-name="gr4" draw:text-style-name="P5" xml:id="id28" draw:id="id28" draw:layer="layout" svg:width="11.1cm" svg:height="5cm" svg:x="108.701cm" svg:y="29.602cm">
          <text:p text:style-name="P4"><text:span text:style-name="T3">Accelerome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20.101cm" svg:y1="43.352cm" svg:x2="119.801cm" svg:y2="32.102cm" draw:start-shape="id18" draw:start-glue-point="4" draw:end-shape="id28" draw:end-glue-point="7" svg:d="M220101 43352v-11250h-100300">
          <text:p/>
        </draw:connector>
        <draw:connector draw:style-name="gr8" draw:text-style-name="P1" draw:layer="layout" svg:x1="233.651cm" svg:y1="62.202cm" svg:x2="170.501cm" svg:y2="74.902cm" draw:start-shape="id25" draw:start-glue-point="6" draw:end-shape="id11" draw:end-glue-point="7" svg:d="M233651 62202v12700h-63150">
          <text:p/>
        </draw:connector>
        <draw:custom-shape draw:style-name="gr2" draw:text-style-name="P7" xml:id="id24" draw:id="id24" draw:layer="layout" svg:width="5.6cm" svg:height="5.4cm" svg:x="217.301cm" svg:y="57.002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7" xml:id="id18" draw:id="id18" draw:layer="layout" svg:width="5.6cm" svg:height="5.4cm" svg:x="217.301cm" svg:y="43.352cm">
          <text:p text:style-name="P1"><text:span text:style-name="T8">Sin(α)</text:span></text:p>
          <text:p text:style-name="P1"><text:span text:style-name="T8">---------</text:span></text:p>
          <text:p text:style-name="P1"><text:span text:style-name="T8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7" xml:id="id19" draw:id="id19" draw:layer="layout" svg:width="5.6cm" svg:height="5.4cm" svg:x="202.101cm" svg:y="50.352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draw:line-skew="5.298cm" svg:x1="248.701cm" svg:y1="59.702cm" svg:x2="142.651cm" svg:y2="79.802cm" draw:start-shape="id27" draw:start-glue-point="7" draw:end-shape="id10" draw:end-glue-point="7" svg:d="M248701 59702h5999v20100h-112049">
          <text:p text:style-name="P1"><text:span text:style-name="T2">Attitude</text:span></text:p>
        </draw:connector>
        <draw:custom-shape draw:style-name="gr12" draw:text-style-name="P8" draw:layer="layout" svg:width="58.1cm" svg:height="40.2cm" svg:x="199.501cm" svg:y="33.002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5" draw:text-style-name="P1" draw:layer="layout" svg:x1="108.701cm" svg:y1="32.102cm" svg:x2="99.401cm" svg:y2="51.302cm" draw:start-shape="id28" draw:start-glue-point="5" draw:end-shape="id26" draw:end-glue-point="4" svg:d="M108701 32102h-9300v19200">
          <text:p text:style-name="P1"><text:span text:style-name="T2">Current</text:span></text:p>
          <text:p text:style-name="P1"><text:span text:style-name="T2">Linear </text:span></text:p>
          <text:p text:style-name="P1"><text:span text:style-name="T2">Acceleration</text:span></text:p>
        </draw:connector>
        <draw:connector draw:style-name="gr9" draw:text-style-name="P1" draw:layer="layout" draw:line-skew="-3.924cm" svg:x1="114.251cm" svg:y1="49.052cm" svg:x2="185.501cm" svg:y2="49.052cm" draw:start-shape="id4" draw:start-glue-point="4" draw:end-shape="id2" draw:end-glue-point="4" svg:d="M114251 49052v-4624h71250v4624">
          <text:p text:style-name="P1"><text:span text:style-name="T2">Linear Acceleration Set Point</text:span></text:p>
        </draw:connector>
      </draw:page>
      <draw:page draw:name="Pitch Controller - Stabilize" draw:style-name="dp1" draw:master-page-name="Default">
        <draw:custom-shape draw:style-name="gr1" draw:text-style-name="P1" xml:id="id31" draw:id="id31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41.1cm" svg:y1="41.131cm" svg:x2="157.1cm" svg:y2="41.131cm" draw:start-shape="id29" draw:start-glue-point="7" draw:end-shape="id30" draw:end-glue-point="5" svg:d="M141100 41131h16000">
          <text:p text:style-name="P1"><text:span text:style-name="T2">Acceleration </text:span></text:p>
          <text:p text:style-name="P1"><text:span text:style-name="T2">Set Point</text:span></text:p>
        </draw:connector>
        <draw:connector draw:style-name="gr6" draw:text-style-name="P10" xml:id="id43" draw:id="id43" draw:layer="layout" svg:x1="86.95cm" svg:y1="41.131cm" svg:x2="107.05cm" svg:y2="41.131cm" draw:start-shape="id31" draw:start-glue-point="10" draw:end-shape="id32" draw:end-glue-point="5" svg:d="M86950 41131h20100">
          <text:p text:style-name="P9"><text:span text:style-name="T2"><text:s text:c="6"/></text:span></text:p>
          <text:p text:style-name="P9"><text:span text:style-name="T2"><text:s text:c="6"/></text:span><text:span text:style-name="T2">Rate </text:span></text:p>
          <text:p text:style-name="P9"><text:span text:style-name="T2"><text:s text:c="7"/></text:span><text:span text:style-name="T2">Error</text:span></text:p>
        </draw:connector>
        <draw:connector draw:style-name="gr3" draw:text-style-name="P3" draw:layer="layout" svg:x1="69.4cm" svg:y1="41.131cm" svg:x2="83.45cm" svg:y2="41.131cm" draw:start-shape="id33" draw:start-glue-point="7" draw:end-shape="id31" draw:end-glue-point="3" svg:d="M69400 41131h14050">
          <text:p text:style-name="P1"><text:span text:style-name="T2"/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5" xml:id="id34" draw:id="id34" draw:layer="layout" svg:width="5cm" svg:height="4cm" svg:x="122.8cm" svg:y="65.6cm">
          <text:p text:style-name="P4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22.8cm" svg:y1="67.6cm" svg:x2="85.2cm" svg:y2="42.881cm" draw:start-shape="id34" draw:start-glue-point="5" draw:end-shape="id31" draw:end-glue-point="8" svg:d="M122800 67600h-37600v-24719">
          <text:p text:style-name="P1"><text:span text:style-name="T2">Current </text:span></text:p>
          <text:p text:style-name="P1"><text:span text:style-name="T2">Rate</text:span></text:p>
        </draw:connector>
        <draw:custom-shape draw:style-name="gr2" draw:text-style-name="P2" xml:id="id30" draw:id="id30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65.1cm" svg:y1="41.131cm" svg:x2="177.6cm" svg:y2="41.131cm" draw:start-shape="id30" draw:start-glue-point="7" draw:end-shape="id35" draw:end-glue-point="5" svg:d="M165100 41131h12500">
          <text:p text:style-name="P1"><text:span text:style-name="T2">PWM </text:span></text:p>
          <text:p text:style-name="P1"><text:span text:style-name="T2">Values</text:span></text:p>
        </draw:connector>
        <draw:connector draw:style-name="gr7" draw:text-style-name="P1" draw:layer="layout" svg:x1="183.2cm" svg:y1="41.131cm" svg:x2="187cm" svg:y2="41.131cm" draw:start-shape="id35" draw:start-glue-point="7" draw:end-shape="id36" draw:end-glue-point="6" svg:d="M183200 41131h3800">
          <text:p text:style-name="P1"><text:span text:style-name="T2">Thrust</text:span></text:p>
        </draw:connector>
        <draw:custom-shape draw:style-name="gr1" draw:text-style-name="P1" xml:id="id36" draw:id="id36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37" draw:id="id37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88.75cm" svg:y1="47.6cm" svg:x2="188.75cm" svg:y2="42.881cm" draw:start-shape="id37" draw:start-glue-point="4" draw:end-shape="id36" draw:end-glue-point="8" svg:d="M188750 47600v-4719">
          <text:p/>
        </draw:connector>
        <draw:connector draw:style-name="gr8" draw:text-style-name="P1" draw:layer="layout" svg:x1="190.5cm" svg:y1="41.131cm" svg:x2="198.3cm" svg:y2="41.672cm" draw:start-shape="id36" draw:start-glue-point="10" svg:d="M190500 41131h4250v541h3550">
          <text:p/>
        </draw:connector>
        <draw:custom-shape draw:style-name="gr2" draw:text-style-name="P2" xml:id="id39" draw:id="id39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98.4cm" svg:y1="41.131cm" svg:x2="206.65cm" svg:y2="41.131cm" draw:start-shape="id38" draw:start-glue-point="7" draw:end-shape="id39" svg:d="M198400 41131h8250">
          <text:p text:style-name="P1"><text:span text:style-name="T10">●●</text:span></text:p>
          <text:p text:style-name="P1"><text:span text:style-name="T11">θ</text:span></text:p>
        </draw:connector>
        <draw:connector draw:style-name="gr11" draw:text-style-name="P1" draw:layer="layout" svg:x1="209.15cm" svg:y1="43.631cm" svg:x2="127.8cm" svg:y2="67.6cm" draw:start-shape="id39" draw:start-glue-point="6" draw:end-shape="id34" draw:end-glue-point="7" svg:d="M209150 43631v23969h-81350">
          <text:p text:style-name="P1"><text:span text:style-name="T10"/></text:p>
          <text:p text:style-name="P1"><text:span text:style-name="T10"/></text:p>
          <text:p text:style-name="P1"><text:span text:style-name="T10">●</text:span></text:p>
          <text:p text:style-name="P1"><text:span text:style-name="T11">θ</text:span></text:p>
        </draw:connector>
        <draw:custom-shape draw:style-name="gr2" draw:text-style-name="P7" xml:id="id38" draw:id="id38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7" xml:id="id35" draw:id="id35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8" draw:layer="layout" svg:width="54.3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8" draw:layer="layout" svg:width="42.8cm" svg:height="42.9cm" svg:x="102.1cm" svg:y="18.8cm">
          <text:p><text:span text:style-name="T9">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1" xml:id="id42" draw:id="id42" draw:layer="layout" svg:width="8cm" svg:height="8cm" svg:x="107.05cm" svg:y="26.6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1" xml:id="id40" draw:id="id40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1" xml:id="id41" draw:id="id41" draw:layer="layout" svg:width="8cm" svg:height="8cm" svg:x="120.35cm" svg:y="48.7cm">
          <text:p text:style-name="P1"><text:span text:style-name="T1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4" draw:id="id44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29" draw:id="id29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28.35cm" svg:y1="41.131cm" svg:x2="133.1cm" svg:y2="41.131cm" draw:start-shape="id40" draw:start-glue-point="7" draw:end-shape="id29" draw:end-glue-point="5" svg:d="M128350 41131h4750">
          <text:p/>
        </draw:connector>
        <draw:connector draw:style-name="gr8" draw:text-style-name="P1" draw:layer="layout" svg:x1="128.35cm" svg:y1="52.7cm" svg:x2="137.1cm" svg:y2="45.031cm" draw:start-shape="id41" draw:start-glue-point="7" draw:end-shape="id29" draw:end-glue-point="6" svg:d="M128350 52700h8750v-7669">
          <text:p/>
        </draw:connector>
        <draw:connector draw:style-name="gr8" draw:text-style-name="P1" draw:layer="layout" svg:x1="115.05cm" svg:y1="30.6cm" svg:x2="137.1cm" svg:y2="37.231cm" draw:start-shape="id42" draw:start-glue-point="7" draw:end-shape="id29" draw:end-glue-point="4" svg:d="M115050 30600h22050v6631">
          <text:p/>
        </draw:connector>
        <draw:connector draw:style-name="gr8" draw:text-style-name="P1" draw:layer="layout" svg:x1="97cm" svg:y1="41.131cm" svg:x2="107.05cm" svg:y2="30.6cm" draw:start-shape="id43" draw:start-glue-point="0" draw:end-shape="id42" draw:end-glue-point="5" svg:d="M97000 41131v-10531h10050">
          <text:p/>
        </draw:connector>
        <draw:connector draw:style-name="gr8" draw:text-style-name="P1" draw:layer="layout" svg:x1="97cm" svg:y1="41.131cm" svg:x2="107.05cm" svg:y2="52.7cm" draw:start-shape="id43" draw:start-glue-point="0" draw:end-shape="id44" draw:end-glue-point="5" svg:d="M97000 41131v11569h10050">
          <text:p/>
        </draw:connector>
        <draw:connector draw:style-name="gr8" draw:text-style-name="P1" draw:layer="layout" svg:x1="115.05cm" svg:y1="41.131cm" svg:x2="120.35cm" svg:y2="41.131cm" draw:start-shape="id32" draw:start-glue-point="7" draw:end-shape="id40" draw:end-glue-point="5" svg:d="M115050 41131h5300">
          <text:p/>
        </draw:connector>
        <draw:connector draw:style-name="gr8" draw:text-style-name="P1" draw:layer="layout" svg:x1="115.05cm" svg:y1="52.7cm" svg:x2="120.35cm" svg:y2="52.7cm" draw:start-shape="id44" draw:start-glue-point="7" draw:end-shape="id41" draw:end-glue-point="5" svg:d="M115050 52700h5300">
          <text:p/>
        </draw:connector>
        <draw:custom-shape draw:style-name="gr14" draw:text-style-name="P12" draw:layer="layout" svg:width="27.5cm" svg:height="21.1cm" svg:x="45.7cm" svg:y="26.7cm">
          <text:p text:style-name="P1"><text:span text:style-name="T9">Attitude </text:span></text:p>
          <text:p text:style-name="P1"><text:span text:style-name="T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1" xml:id="id45" draw:id="id45" draw:layer="layout" svg:width="8cm" svg:height="8cm" svg:x="48.65cm" svg:y="37.131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33" draw:id="id33" draw:layer="layout" svg:width="8cm" svg:height="7.8cm" svg:x="61.4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56.65cm" svg:y1="41.131cm" svg:x2="61.4cm" svg:y2="41.131cm" draw:start-shape="id45" draw:start-glue-point="7" draw:end-shape="id33" draw:end-glue-point="5" svg:d="M56650 41131h4750">
          <text:p/>
        </draw:connector>
        <draw:connector draw:style-name="gr3" draw:text-style-name="P1" draw:layer="layout" svg:x1="38.9cm" svg:y1="41.15cm" svg:x2="48.65cm" svg:y2="41.131cm" draw:start-shape="id46" draw:start-glue-point="10" draw:end-shape="id45" draw:end-glue-point="5" svg:d="M38900 41150h4875v-19h4875"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" draw:text-style-name="P1" xml:id="id46" draw:id="id46" draw:layer="layout" svg:width="3.5cm" svg:height="3.5cm" svg:x="35.4cm" svg:y="39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2" xml:id="id47" draw:id="id47" draw:layer="layout" svg:width="10.9cm" svg:height="4.9cm" svg:x="16.2cm" svg:y="38.8cm">
          <text:p text:style-name="P1"><text:span text:style-name="T1">Desired</text:span></text:p>
          <text:p text:style-name="P1"><text:span text:style-name="T1">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1cm" svg:y1="41.25cm" svg:x2="35.4cm" svg:y2="41.15cm" draw:start-shape="id47" draw:start-glue-point="7" draw:end-shape="id46" draw:end-glue-point="6" svg:d="M27100 41250h4151v-100h4149"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  <draw:custom-shape draw:style-name="gr2" draw:text-style-name="P2" xml:id="id48" draw:id="id48" draw:layer="layout" svg:width="5cm" svg:height="5cm" svg:x="216.6cm" svg:y="38.6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11.65cm" svg:y1="41.131cm" svg:x2="216.6cm" svg:y2="41.1cm" draw:start-shape="id39" draw:start-glue-point="7" draw:end-shape="id48" draw:end-glue-point="5" svg:d="M211650 41131h2476v-31h2474">
          <text:p/>
        </draw:connector>
        <draw:custom-shape draw:style-name="gr4" draw:text-style-name="P5" xml:id="id49" draw:id="id49" draw:layer="layout" svg:width="5cm" svg:height="5cm" svg:x="55.9cm" svg:y="72.8cm">
          <text:p text:style-name="P4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3" draw:layer="layout" svg:x1="219.1cm" svg:y1="43.6cm" svg:x2="60.9cm" svg:y2="75.3cm" draw:start-shape="id48" draw:start-glue-point="6" draw:end-shape="id49" draw:end-glue-point="7" svg:d="M219100 43600v31700h-158200">
          <text:p text:style-name="P13"><text:span text:style-name="T11"/></text:p>
          <text:p text:style-name="P13"><text:span text:style-name="T11">θ</text:span></text:p>
        </draw:connector>
        <draw:connector draw:style-name="gr6" draw:text-style-name="P1" draw:layer="layout" svg:x1="55.9cm" svg:y1="75.3cm" svg:x2="37.15cm" svg:y2="42.9cm" draw:start-shape="id49" draw:start-glue-point="5" draw:end-shape="id46" draw:end-glue-point="8" svg:d="M55900 75300h-18750v-32400">
          <text:p text:style-name="P1"><text:span text:style-name="T2">Current </text:span></text:p>
          <text:p text:style-name="P1"><text:span text:style-name="T2">Angle</text:span></text:p>
        </draw:connector>
      </draw:page>
      <draw:page draw:name="Roll Controller - Stabilize" draw:style-name="dp1" draw:master-page-name="Default">
        <draw:custom-shape draw:style-name="gr17" draw:text-style-name="P1" xml:id="id52" draw:id="id52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3" draw:layer="layout" svg:x1="141.1cm" svg:y1="41.131cm" svg:x2="157.1cm" svg:y2="41.131cm" draw:start-shape="id50" draw:start-glue-point="7" draw:end-shape="id51" draw:end-glue-point="5" svg:d="M141100 41131h16000">
          <text:p text:style-name="P1"><text:span text:style-name="T2">Roll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19" draw:text-style-name="P10" xml:id="id64" draw:id="id64" draw:layer="layout" svg:x1="86.95cm" svg:y1="41.131cm" svg:x2="107.05cm" svg:y2="41.131cm" draw:start-shape="id52" draw:start-glue-point="10" draw:end-shape="id53" draw:end-glue-point="5" svg:d="M86950 41131h20100">
          <text:p text:style-name="P9"><text:span text:style-name="T2"><text:s text:c="3"/></text:span><text:span text:style-name="T2">Roll</text:span></text:p>
          <text:p text:style-name="P9"><text:span text:style-name="T2"><text:s text:c="6"/></text:span><text:span text:style-name="T2">Rate </text:span></text:p>
          <text:p text:style-name="P9"><text:span text:style-name="T2"><text:s text:c="7"/></text:span><text:span text:style-name="T2">Error</text:span></text:p>
        </draw:connector>
        <draw:connector draw:style-name="gr18" draw:text-style-name="P3" draw:layer="layout" svg:x1="69.401cm" svg:y1="41.132cm" svg:x2="83.45cm" svg:y2="41.131cm" draw:start-shape="id54" draw:start-glue-point="7" draw:end-shape="id52" draw:end-glue-point="3" svg:d="M69401 41132h7025v-1h7024">
          <text:p text:style-name="P1"><text:span text:style-name="T2">Roll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20" draw:text-style-name="P2" xml:id="id55" draw:id="id55" draw:layer="layout" svg:width="5cm" svg:height="5cm" svg:x="121.6cm" svg:y="66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3" draw:layer="layout" svg:x1="121.6cm" svg:y1="68.5cm" svg:x2="85.2cm" svg:y2="42.881cm" draw:start-shape="id55" draw:start-glue-point="5" draw:end-shape="id52" draw:end-glue-point="8" svg:d="M121600 68500h-36400v-25619">
          <text:p text:style-name="P1"><text:span text:style-name="T2">Current </text:span></text:p>
          <text:p text:style-name="P1"><text:span text:style-name="T2">Roll</text:span></text:p>
          <text:p text:style-name="P1"><text:span text:style-name="T2">Rate</text:span></text:p>
        </draw:connector>
        <draw:frame draw:style-name="gr21" draw:text-style-name="P14" draw:layer="layout" svg:width="42.2cm" svg:height="2.945cm" svg:x="253.1cm" svg:y="4.955cm">
          <draw:text-box>
            <text:p text:style-name="P1"><text:span text:style-name="T13">Control Diagram for Roll</text:span></text:p>
          </draw:text-box>
        </draw:frame>
        <draw:custom-shape draw:style-name="gr22" draw:text-style-name="P2" xml:id="id51" draw:id="id51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3" draw:layer="layout" svg:x1="165.1cm" svg:y1="41.131cm" svg:x2="177.6cm" svg:y2="41.131cm" draw:start-shape="id51" draw:start-glue-point="7" draw:end-shape="id56" draw:end-glue-point="5" svg:d="M165100 41131h12500">
          <text:p text:style-name="P1"><text:span text:style-name="T2">PWM </text:span></text:p>
          <text:p text:style-name="P1"><text:span text:style-name="T2">Values</text:span></text:p>
        </draw:connector>
        <draw:connector draw:style-name="gr23" draw:text-style-name="P1" draw:layer="layout" svg:x1="183.2cm" svg:y1="41.131cm" svg:x2="187cm" svg:y2="41.131cm" draw:start-shape="id56" draw:start-glue-point="7" draw:end-shape="id57" draw:end-glue-point="6" svg:d="M183200 41131h3800">
          <text:p text:style-name="P1"><text:span text:style-name="T2">Thrust</text:span></text:p>
        </draw:connector>
        <draw:custom-shape draw:style-name="gr17" draw:text-style-name="P1" xml:id="id57" draw:id="id57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58" draw:id="id58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88.75cm" svg:y1="47.6cm" svg:x2="188.75cm" svg:y2="42.881cm" draw:start-shape="id58" draw:start-glue-point="4" draw:end-shape="id57" draw:end-glue-point="8" svg:d="M188750 47600v-4719">
          <text:p/>
        </draw:connector>
        <draw:connector draw:style-name="gr24" draw:text-style-name="P1" draw:layer="layout" svg:x1="190.5cm" svg:y1="41.131cm" svg:x2="198.3cm" svg:y2="41.672cm" draw:start-shape="id57" draw:start-glue-point="10" svg:d="M190500 41131h4151v541h3649">
          <text:p/>
        </draw:connector>
        <draw:custom-shape draw:style-name="gr22" draw:text-style-name="P2" xml:id="id60" draw:id="id60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svg:x1="198.4cm" svg:y1="41.131cm" svg:x2="206.65cm" svg:y2="41.131cm" draw:start-shape="id59" draw:start-glue-point="7" draw:end-shape="id60" svg:d="M198400 41131h8250">
          <text:p text:style-name="P1"><text:span text:style-name="T10">●●</text:span></text:p>
          <text:p text:style-name="P1"><text:span text:style-name="T11">Φ</text:span></text:p>
        </draw:connector>
        <draw:connector draw:style-name="gr26" draw:text-style-name="P1" draw:layer="layout" svg:x1="209.15cm" svg:y1="43.631cm" svg:x2="126.6cm" svg:y2="68.5cm" draw:start-shape="id60" draw:start-glue-point="6" draw:end-shape="id55" draw:end-glue-point="7" svg:d="M209150 43631v24869h-82550">
          <text:p text:style-name="P1"><text:span text:style-name="T10"/></text:p>
          <text:p text:style-name="P1"><text:span text:style-name="T10"/></text:p>
          <text:p text:style-name="P1"><text:span text:style-name="T10">●</text:span></text:p>
          <text:p text:style-name="P1"><text:span text:style-name="T11">Φ</text:span></text:p>
        </draw:connector>
        <draw:custom-shape draw:style-name="gr22" draw:text-style-name="P7" xml:id="id59" draw:id="id59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xml:id="id56" draw:id="id56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8" draw:layer="layout" svg:width="47.9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8" draw:layer="layout" svg:width="42.8cm" svg:height="42.9cm" svg:x="102.1cm" svg:y="18.8cm">
          <text:p><text:span text:style-name="T9">Roll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1" xml:id="id63" draw:id="id63" draw:layer="layout" svg:width="8cm" svg:height="8cm" svg:x="107.05cm" svg:y="26.6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61" draw:id="id61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62" draw:id="id62" draw:layer="layout" svg:width="8cm" svg:height="8cm" svg:x="120.35cm" svg:y="48.7cm">
          <text:p text:style-name="P1"><text:span text:style-name="T1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65" draw:id="id65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53" draw:id="id53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50" draw:id="id50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28.35cm" svg:y1="41.131cm" svg:x2="133.1cm" svg:y2="41.131cm" draw:start-shape="id61" draw:start-glue-point="7" draw:end-shape="id50" draw:end-glue-point="5" svg:d="M128350 41131h4750">
          <text:p/>
        </draw:connector>
        <draw:connector draw:style-name="gr24" draw:text-style-name="P1" draw:layer="layout" svg:x1="128.35cm" svg:y1="52.7cm" svg:x2="137.1cm" svg:y2="45.031cm" draw:start-shape="id62" draw:start-glue-point="7" draw:end-shape="id50" draw:end-glue-point="6" svg:d="M128350 52700h8750v-7669">
          <text:p/>
        </draw:connector>
        <draw:connector draw:style-name="gr24" draw:text-style-name="P1" draw:layer="layout" svg:x1="115.05cm" svg:y1="30.6cm" svg:x2="137.1cm" svg:y2="37.231cm" draw:start-shape="id63" draw:start-glue-point="7" draw:end-shape="id50" draw:end-glue-point="4" svg:d="M115050 30600h22050v6631">
          <text:p/>
        </draw:connector>
        <draw:connector draw:style-name="gr24" draw:text-style-name="P1" draw:layer="layout" svg:x1="97cm" svg:y1="41.131cm" svg:x2="107.05cm" svg:y2="30.6cm" draw:start-shape="id64" draw:start-glue-point="0" draw:end-shape="id63" draw:end-glue-point="5" svg:d="M97000 41131v-10531h10050">
          <text:p/>
        </draw:connector>
        <draw:connector draw:style-name="gr24" draw:text-style-name="P1" draw:layer="layout" svg:x1="97cm" svg:y1="41.131cm" svg:x2="107.05cm" svg:y2="52.7cm" draw:start-shape="id64" draw:start-glue-point="0" draw:end-shape="id65" draw:end-glue-point="5" svg:d="M97000 41131v11569h10050">
          <text:p/>
        </draw:connector>
        <draw:connector draw:style-name="gr24" draw:text-style-name="P1" draw:layer="layout" svg:x1="115.05cm" svg:y1="41.131cm" svg:x2="120.35cm" svg:y2="41.131cm" draw:start-shape="id53" draw:start-glue-point="7" draw:end-shape="id61" draw:end-glue-point="5" svg:d="M115050 41131h5300">
          <text:p/>
        </draw:connector>
        <draw:connector draw:style-name="gr24" draw:text-style-name="P1" draw:layer="layout" svg:x1="115.05cm" svg:y1="52.7cm" svg:x2="120.35cm" svg:y2="52.7cm" draw:start-shape="id65" draw:start-glue-point="7" draw:end-shape="id62" draw:end-glue-point="5" svg:d="M115050 52700h5300">
          <text:p/>
        </draw:connector>
        <draw:custom-shape draw:style-name="gr28" draw:text-style-name="P12" draw:layer="layout" svg:width="27.5cm" svg:height="21.1cm" svg:x="45.701cm" svg:y="26.701cm">
          <text:p text:style-name="P1"><text:span text:style-name="T9">Roll Attitude </text:span></text:p>
          <text:p text:style-name="P1"><text:span text:style-name="T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1" xml:id="id66" draw:id="id66" draw:layer="layout" svg:width="8cm" svg:height="8cm" svg:x="48.651cm" svg:y="37.13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54" draw:id="id54" draw:layer="layout" svg:width="8cm" svg:height="7.8cm" svg:x="61.401cm" svg:y="37.232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56.651cm" svg:y1="41.132cm" svg:x2="61.401cm" svg:y2="41.132cm" draw:start-shape="id66" draw:start-glue-point="7" draw:end-shape="id54" draw:end-glue-point="5" svg:d="M56651 41132h4750">
          <text:p/>
        </draw:connector>
        <draw:connector draw:style-name="gr18" draw:text-style-name="P1" draw:layer="layout" svg:x1="38.901cm" svg:y1="41.151cm" svg:x2="48.651cm" svg:y2="41.132cm" draw:start-shape="id67" draw:start-glue-point="10" draw:end-shape="id66" draw:end-glue-point="5" svg:d="M38901 41151h4875v-19h4875">
          <text:p text:style-name="P1"><text:span text:style-name="T2">Roll</text:span></text:p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7" draw:text-style-name="P1" xml:id="id67" draw:id="id6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0" draw:text-style-name="P2" xml:id="id68" draw:id="id68" draw:layer="layout" svg:width="10.9cm" svg:height="4.9cm" svg:x="16.201cm" svg:y="38.801cm">
          <text:p text:style-name="P1"><text:span text:style-name="T1">Pilot Desired</text:span></text:p>
          <text:p text:style-name="P1"><text:span text:style-name="T1">Roll 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" draw:layer="layout" svg:x1="27.101cm" svg:y1="41.251cm" svg:x2="35.401cm" svg:y2="41.151cm" draw:start-shape="id68" draw:start-glue-point="7" draw:end-shape="id67" draw:end-glue-point="6" svg:d="M27101 41251h4151v-100h4149">
          <text:p text:style-name="P1"><text:span text:style-name="T2">Roll</text:span></text:p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  <draw:custom-shape draw:style-name="gr22" draw:text-style-name="P2" xml:id="id69" draw:id="id69" draw:layer="layout" svg:width="5cm" svg:height="5cm" svg:x="216.3cm" svg:y="38.6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211.65cm" svg:y1="41.131cm" svg:x2="216.3cm" svg:y2="41.1cm" draw:start-shape="id60" draw:start-glue-point="7" draw:end-shape="id69" draw:end-glue-point="5" svg:d="M211650 41131h2326v-31h2324">
          <text:p/>
        </draw:connector>
        <draw:custom-shape draw:style-name="gr20" draw:text-style-name="P2" xml:id="id70" draw:id="id70" draw:layer="layout" svg:width="5cm" svg:height="5cm" svg:x="57cm" svg:y="72.6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svg:x1="218.8cm" svg:y1="43.6cm" svg:x2="62cm" svg:y2="75.1cm" draw:start-shape="id69" draw:start-glue-point="6" draw:end-shape="id70" draw:end-glue-point="7" svg:d="M218800 43600v31500h-156800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1">Φ</text:span></text:p>
        </draw:connector>
        <draw:connector draw:style-name="gr19" draw:text-style-name="P1" draw:layer="layout" svg:x1="57cm" svg:y1="75.1cm" svg:x2="37.151cm" svg:y2="42.901cm" draw:start-shape="id70" draw:start-glue-point="5" draw:end-shape="id67" draw:end-glue-point="8" svg:d="M57000 75100h-19849v-32199">
          <text:p text:style-name="P1"><text:span text:style-name="T2">Current </text:span></text:p>
          <text:p text:style-name="P1"><text:span text:style-name="T2">Roll</text:span></text:p>
          <text:p text:style-name="P1"><text:span text:style-name="T2">Angle</text:span></text:p>
        </draw:connector>
      </draw:page>
      <draw:page draw:name="Yaw Controller - Stabilize" draw:style-name="dp1" draw:master-page-name="Default">
        <draw:custom-shape draw:style-name="gr17" draw:text-style-name="P1" xml:id="id73" draw:id="id73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3" draw:layer="layout" svg:x1="141.1cm" svg:y1="41.131cm" svg:x2="157.1cm" svg:y2="41.131cm" draw:start-shape="id71" draw:start-glue-point="7" draw:end-shape="id72" draw:end-glue-point="5" svg:d="M141100 41131h16000">
          <text:p text:style-name="P1"><text:span text:style-name="T2">Yaw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19" draw:text-style-name="P10" xml:id="id84" draw:id="id84" draw:layer="layout" svg:x1="86.95cm" svg:y1="41.131cm" svg:x2="107.05cm" svg:y2="41.131cm" draw:start-shape="id73" draw:start-glue-point="10" draw:end-shape="id74" draw:end-glue-point="5" svg:d="M86950 41131h20100">
          <text:p text:style-name="P9"><text:span text:style-name="T2"><text:s text:c="3"/></text:span><text:span text:style-name="T2">Yaw</text:span></text:p>
          <text:p text:style-name="P9"><text:span text:style-name="T2"><text:s text:c="6"/></text:span><text:span text:style-name="T2">Rate </text:span></text:p>
          <text:p text:style-name="P9"><text:span text:style-name="T2"><text:s text:c="7"/></text:span><text:span text:style-name="T2">Error</text:span></text:p>
        </draw:connector>
        <draw:connector draw:style-name="gr18" draw:text-style-name="P3" draw:layer="layout" svg:x1="69.401cm" svg:y1="41.132cm" svg:x2="83.45cm" svg:y2="41.131cm" draw:start-shape="id75" draw:start-glue-point="7" draw:end-shape="id73" draw:end-glue-point="3" svg:d="M69401 41132h7025v-1h7024">
          <text:p text:style-name="P1"><text:span text:style-name="T2">Yaw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20" draw:text-style-name="P2" xml:id="id76" draw:id="id76" draw:layer="layout" svg:width="5cm" svg:height="5cm" svg:x="120.2cm" svg:y="65.1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3" draw:layer="layout" svg:x1="120.2cm" svg:y1="67.6cm" svg:x2="85.2cm" svg:y2="42.881cm" draw:start-shape="id76" draw:start-glue-point="5" draw:end-shape="id73" draw:end-glue-point="8" svg:d="M120200 67600h-35000v-24719">
          <text:p text:style-name="P1"><text:span text:style-name="T2">Current </text:span></text:p>
          <text:p text:style-name="P1"><text:span text:style-name="T2">Yaw</text:span></text:p>
          <text:p text:style-name="P1"><text:span text:style-name="T2">Rate</text:span></text:p>
        </draw:connector>
        <draw:frame draw:style-name="gr21" draw:text-style-name="P14" draw:layer="layout" svg:width="42.2cm" svg:height="2.945cm" svg:x="253.1cm" svg:y="4.955cm">
          <draw:text-box>
            <text:p text:style-name="P1"><text:span text:style-name="T13">Control Diagram for Yaw</text:span></text:p>
          </draw:text-box>
        </draw:frame>
        <draw:custom-shape draw:style-name="gr22" draw:text-style-name="P2" xml:id="id72" draw:id="id72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3" draw:layer="layout" svg:x1="165.1cm" svg:y1="41.131cm" svg:x2="177.6cm" svg:y2="41.131cm" draw:start-shape="id72" draw:start-glue-point="7" draw:end-shape="id77" draw:end-glue-point="5" svg:d="M165100 41131h12500">
          <text:p text:style-name="P1"><text:span text:style-name="T2">PWM </text:span></text:p>
          <text:p text:style-name="P1"><text:span text:style-name="T2">Values</text:span></text:p>
        </draw:connector>
        <draw:connector draw:style-name="gr23" draw:text-style-name="P1" draw:layer="layout" svg:x1="183.2cm" svg:y1="41.131cm" svg:x2="187cm" svg:y2="41.131cm" draw:start-shape="id77" draw:start-glue-point="7" draw:end-shape="id78" draw:end-glue-point="6" svg:d="M183200 41131h3800">
          <text:p text:style-name="P1"><text:span text:style-name="T2">Thrust</text:span></text:p>
        </draw:connector>
        <draw:custom-shape draw:style-name="gr17" draw:text-style-name="P1" xml:id="id78" draw:id="id78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79" draw:id="id79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88.75cm" svg:y1="47.6cm" svg:x2="188.75cm" svg:y2="42.881cm" draw:start-shape="id79" draw:start-glue-point="4" draw:end-shape="id78" draw:end-glue-point="8" svg:d="M188750 47600v-4719">
          <text:p/>
        </draw:connector>
        <draw:connector draw:style-name="gr24" draw:text-style-name="P1" draw:layer="layout" svg:x1="190.5cm" svg:y1="41.131cm" svg:x2="198.3cm" svg:y2="41.672cm" draw:start-shape="id78" draw:start-glue-point="10" svg:d="M190500 41131h4151v541h3649">
          <text:p/>
        </draw:connector>
        <draw:custom-shape draw:style-name="gr22" draw:text-style-name="P2" xml:id="id81" draw:id="id81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svg:x1="198.4cm" svg:y1="41.131cm" svg:x2="206.65cm" svg:y2="41.131cm" draw:start-shape="id80" draw:start-glue-point="7" draw:end-shape="id81" svg:d="M198400 41131h8250">
          <text:p text:style-name="P1"><text:span text:style-name="T10">●●</text:span></text:p>
          <text:p text:style-name="P1"><text:span text:style-name="T11">ψ</text:span></text:p>
        </draw:connector>
        <draw:connector draw:style-name="gr26" draw:text-style-name="P1" draw:layer="layout" svg:x1="209.15cm" svg:y1="43.631cm" svg:x2="125.2cm" svg:y2="67.6cm" draw:start-shape="id81" draw:start-glue-point="6" draw:end-shape="id76" draw:end-glue-point="7" svg:d="M209150 43631v23969h-83950">
          <text:p text:style-name="P1"><text:span text:style-name="T10">●</text:span></text:p>
          <text:p text:style-name="P1"><text:span text:style-name="T11">ψ</text:span></text:p>
        </draw:connector>
        <draw:custom-shape draw:style-name="gr22" draw:text-style-name="P7" xml:id="id80" draw:id="id80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xml:id="id77" draw:id="id77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8" draw:layer="layout" svg:width="41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8" draw:layer="layout" svg:width="42.8cm" svg:height="35.1cm" svg:x="102.1cm" svg:y="26.6cm">
          <text:p><text:span text:style-name="T9">Yaw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1" xml:id="id82" draw:id="id82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83" draw:id="id83" draw:layer="layout" svg:width="8cm" svg:height="8cm" svg:x="120.35cm" svg:y="48.7cm">
          <text:p text:style-name="P1"><text:span text:style-name="T12">P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85" draw:id="id85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74" draw:id="id74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71" draw:id="id71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28.35cm" svg:y1="41.131cm" svg:x2="133.1cm" svg:y2="41.131cm" draw:start-shape="id82" draw:start-glue-point="7" draw:end-shape="id71" draw:end-glue-point="5" svg:d="M128350 41131h4750">
          <text:p/>
        </draw:connector>
        <draw:connector draw:style-name="gr24" draw:text-style-name="P1" draw:layer="layout" svg:x1="128.35cm" svg:y1="52.7cm" svg:x2="137.1cm" svg:y2="45.031cm" draw:start-shape="id83" draw:start-glue-point="7" draw:end-shape="id71" draw:end-glue-point="6" svg:d="M128350 52700h8750v-7669">
          <text:p/>
        </draw:connector>
        <draw:connector draw:style-name="gr24" draw:text-style-name="P1" draw:layer="layout" svg:x1="97cm" svg:y1="41.131cm" svg:x2="107.05cm" svg:y2="52.7cm" draw:start-shape="id84" draw:start-glue-point="0" draw:end-shape="id85" draw:end-glue-point="5" svg:d="M97000 41131v11569h10050">
          <text:p/>
        </draw:connector>
        <draw:connector draw:style-name="gr24" draw:text-style-name="P1" draw:layer="layout" svg:x1="115.05cm" svg:y1="41.131cm" svg:x2="120.35cm" svg:y2="41.131cm" draw:start-shape="id74" draw:start-glue-point="7" draw:end-shape="id82" draw:end-glue-point="5" svg:d="M115050 41131h5300">
          <text:p/>
        </draw:connector>
        <draw:connector draw:style-name="gr24" draw:text-style-name="P1" draw:layer="layout" svg:x1="115.05cm" svg:y1="52.7cm" svg:x2="120.35cm" svg:y2="52.7cm" draw:start-shape="id85" draw:start-glue-point="7" draw:end-shape="id83" draw:end-glue-point="5" svg:d="M115050 52700h5300">
          <text:p/>
        </draw:connector>
        <draw:custom-shape draw:style-name="gr28" draw:text-style-name="P12" draw:layer="layout" svg:width="27.5cm" svg:height="21.1cm" svg:x="45.701cm" svg:y="26.701cm">
          <text:p text:style-name="P1"><text:span text:style-name="T9">Yaw Attitude </text:span></text:p>
          <text:p text:style-name="P1"><text:span text:style-name="T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1" xml:id="id86" draw:id="id86" draw:layer="layout" svg:width="8cm" svg:height="8cm" svg:x="48.651cm" svg:y="37.13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75" draw:id="id75" draw:layer="layout" svg:width="8cm" svg:height="7.8cm" svg:x="61.401cm" svg:y="37.232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56.651cm" svg:y1="41.132cm" svg:x2="61.401cm" svg:y2="41.132cm" draw:start-shape="id86" draw:start-glue-point="7" draw:end-shape="id75" draw:end-glue-point="5" svg:d="M56651 41132h4750">
          <text:p/>
        </draw:connector>
        <draw:connector draw:style-name="gr18" draw:text-style-name="P1" draw:layer="layout" svg:x1="38.901cm" svg:y1="41.151cm" svg:x2="48.651cm" svg:y2="41.132cm" draw:start-shape="id87" draw:start-glue-point="10" draw:end-shape="id86" draw:end-glue-point="5" svg:d="M38901 41151h4875v-19h4875">
          <text:p text:style-name="P1"><text:span text:style-name="T2">Yaw</text:span></text:p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7" draw:text-style-name="P1" xml:id="id87" draw:id="id8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0" draw:text-style-name="P2" xml:id="id88" draw:id="id88" draw:layer="layout" svg:width="10.9cm" svg:height="4.9cm" svg:x="16.201cm" svg:y="38.801cm">
          <text:p text:style-name="P1"><text:span text:style-name="T1">Pilot Desired</text:span></text:p>
          <text:p text:style-name="P1"><text:span text:style-name="T1">Yaw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" draw:layer="layout" svg:x1="27.101cm" svg:y1="41.251cm" svg:x2="35.401cm" svg:y2="41.151cm" draw:start-shape="id88" draw:start-glue-point="7" draw:end-shape="id87" draw:end-glue-point="6" svg:d="M27101 41251h4151v-100h4149">
          <text:p text:style-name="P1"><text:span text:style-name="T2">Yaw</text:span></text:p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</draw:page>
      <draw:page draw:name="Throttle" draw:style-name="dp1" draw:master-page-name="Default">
        <draw:custom-shape draw:style-name="gr17" draw:text-style-name="P1" xml:id="id90" draw:id="id90" draw:layer="layout" svg:width="3.5cm" svg:height="3.5cm" svg:x="26.1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97" draw:id="id97" draw:layer="layout" svg:width="8cm" svg:height="8cm" svg:x="59.9cm" svg:y="46.2cm">
          <text:p text:style-name="P1"><text:span text:style-name="T1">Linear </text:span></text:p>
          <text:p text:style-name="P1"><text:span text:style-name="T1">Velocity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89" draw:id="id89" draw:layer="layout" svg:width="5cm" svg:height="5cm" svg:x="36.9cm" svg:y="13.9cm">
          <text:p text:style-name="P1"><text:span text:style-name="T1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31" draw:text-style-name="P3" draw:layer="layout" svg:x1="36.9cm" svg:y1="16.4cm" svg:x2="27.9cm" svg:y2="48.45cm" draw:start-shape="id89" draw:start-glue-point="5" draw:end-shape="id90" draw:end-glue-point="4" svg:d="M36900 16400h-9000v32050">
          <text:p text:style-name="P1"><text:span text:style-name="T2">Current </text:span></text:p>
          <text:p text:style-name="P1"><text:span text:style-name="T2">Position</text:span></text:p>
        </draw:connector>
        <draw:custom-shape draw:style-name="gr22" draw:text-style-name="P6" xml:id="id91" draw:id="id91" draw:layer="layout" svg:width="12cm" svg:height="5cm" svg:x="7.8cm" svg:y="47.7cm">
          <text:p text:style-name="P1"><text:span text:style-name="T4">Waypoint</text:span></text:p>
          <text:p text:style-name="P1"><text:span text:style-name="T4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3" draw:layer="layout" svg:x1="17.8cm" svg:y1="50.2cm" svg:x2="26.15cm" svg:y2="50.2cm" draw:start-shape="id91" draw:start-glue-point="7" draw:end-shape="id90" svg:d="M17800 50200h8350">
          <text:p text:style-name="P1"><text:span text:style-name="T2">Position </text:span></text:p>
          <text:p text:style-name="P1"><text:span text:style-name="T2">Set Point</text:span></text:p>
        </draw:connector>
        <draw:frame draw:style-name="gr21" draw:text-style-name="P14" draw:layer="layout" svg:width="42.2cm" svg:height="2.945cm" svg:x="122.901cm" svg:y="4.957cm">
          <draw:text-box>
            <text:p text:style-name="P1"><text:span text:style-name="T13">Control Diagram for Throttle</text:span></text:p>
          </draw:text-box>
        </draw:frame>
        <draw:connector draw:style-name="gr18" draw:text-style-name="P1" draw:layer="layout" svg:x1="182.851cm" svg:y1="50.202cm" svg:x2="190.401cm" svg:y2="50.202cm" draw:start-shape="id92" draw:start-glue-point="7" draw:end-shape="id93" draw:end-glue-point="5" svg:d="M182851 50202h7550">
          <text:p text:style-name="P1"><text:span text:style-name="T2">Linear </text:span></text:p>
          <text:p text:style-name="P1"><text:span text:style-name="T2">Velocity</text:span></text:p>
        </draw:connector>
        <draw:custom-shape draw:style-name="gr22" draw:text-style-name="P2" xml:id="id93" draw:id="id93" draw:layer="layout" svg:width="5cm" svg:height="5cm" svg:x="190.401cm" svg:y="47.7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94" draw:id="id94" draw:layer="layout" svg:width="8cm" svg:height="8cm" svg:x="35.4cm" svg:y="46.2cm">
          <text:p text:style-name="P1"><text:span text:style-name="T1">Global</text:span></text:p>
          <text:p text:style-name="P1"><text:span text:style-name="T1">Posi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95" draw:id="id95" draw:layer="layout" svg:width="3.5cm" svg:height="3.5cm" svg:x="50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3" draw:layer="layout" svg:x1="43.4cm" svg:y1="50.2cm" svg:x2="50.65cm" svg:y2="50.2cm" draw:start-shape="id94" draw:start-glue-point="7" draw:end-shape="id95" draw:end-glue-point="6" svg:d="M43400 50200h7250">
          <text:p text:style-name="P1"><text:span text:style-name="T2">Velocity </text:span></text:p>
          <text:p text:style-name="P1"><text:span text:style-name="T2">Set Point</text:span></text:p>
        </draw:connector>
        <draw:custom-shape draw:style-name="gr20" draw:text-style-name="P2" xml:id="id96" draw:id="id96" draw:layer="layout" svg:width="5cm" svg:height="5cm" svg:x="61.4cm" svg:y="24.2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3" draw:layer="layout" svg:x1="61.4cm" svg:y1="26.7cm" svg:x2="52.4cm" svg:y2="48.45cm" draw:start-shape="id96" draw:start-glue-point="5" draw:end-shape="id95" draw:end-glue-point="4" svg:d="M61400 26700h-9000v21750">
          <text:p text:style-name="P1"><text:span text:style-name="T2">Current</text:span></text:p>
          <text:p text:style-name="P1"><text:span text:style-name="T2">Linear </text:span></text:p>
          <text:p text:style-name="P1"><text:span text:style-name="T2">Velocity</text:span></text:p>
        </draw:connector>
        <draw:connector draw:style-name="gr18" draw:text-style-name="P1" draw:layer="layout" svg:x1="54.15cm" svg:y1="50.2cm" svg:x2="59.9cm" svg:y2="50.2cm" draw:start-shape="id95" draw:start-glue-point="10" draw:end-shape="id97" draw:end-glue-point="5" svg:d="M54150 50200h5750">
          <text:p text:style-name="P1"><text:span text:style-name="T2">Velocity </text:span></text:p>
          <text:p text:style-name="P1"><text:span text:style-name="T2">Error</text:span></text:p>
        </draw:connector>
        <draw:connector draw:style-name="gr18" draw:text-style-name="P3" draw:layer="layout" svg:x1="29.65cm" svg:y1="50.2cm" svg:x2="35.4cm" svg:y2="50.2cm" draw:start-shape="id90" draw:start-glue-point="10" draw:end-shape="id94" draw:end-glue-point="3" svg:d="M29650 50200h5750">
          <text:p text:style-name="P1"><text:span text:style-name="T2">Position </text:span></text:p>
          <text:p text:style-name="P1"><text:span text:style-name="T2">Error</text:span></text:p>
        </draw:connector>
        <draw:custom-shape draw:style-name="gr22" draw:text-style-name="P2" xml:id="id92" draw:id="id92" draw:layer="layout" svg:width="5cm" svg:height="5cm" svg:x="177.851cm" svg:y="47.7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" draw:layer="layout" svg:x1="169.601cm" svg:y1="50.202cm" svg:x2="177.851cm" svg:y2="50.202cm" draw:start-shape="id98" draw:start-glue-point="7" draw:end-shape="id92" svg:d="M169601 50202h8250">
          <text:p text:style-name="P1"><text:span text:style-name="T2">Linear </text:span></text:p>
          <text:p text:style-name="P1"><text:span text:style-name="T2">Acceleration</text:span></text:p>
        </draw:connector>
        <draw:connector draw:style-name="gr31" draw:text-style-name="P3" draw:layer="layout" svg:x1="154.401cm" svg:y1="50.202cm" svg:x2="158.201cm" svg:y2="50.202cm" draw:start-shape="id99" draw:start-glue-point="7" draw:end-shape="id100" draw:end-glue-point="6" svg:d="M154401 50202h3800">
          <text:p text:style-name="P1"><text:span text:style-name="T2">Total</text:span></text:p>
          <text:p text:style-name="P1"><text:span text:style-name="T2">Thrust</text:span></text:p>
        </draw:connector>
        <draw:custom-shape draw:style-name="gr22" draw:text-style-name="P2" xml:id="id104" draw:id="id104" draw:layer="layout" svg:width="8cm" svg:height="8cm" svg:x="87.5cm" svg:y="46.2cm">
          <text:p text:style-name="P1"><text:span text:style-name="T1">Thrust</text:span></text:p>
          <text:p text:style-name="P1"><text:span text:style-name="T1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3" draw:layer="layout" svg:x1="143.9cm" svg:y1="50.3cm" svg:x2="148.801cm" svg:y2="50.202cm" draw:start-shape="id101" draw:start-glue-point="7" draw:end-shape="id99" draw:end-glue-point="5" svg:d="M143900 50300h2451v-98h2450">
          <text:p text:style-name="P1"><text:span text:style-name="T2">PWM</text:span></text:p>
          <text:p text:style-name="P1"><text:span text:style-name="T2">Values</text:span></text:p>
        </draw:connector>
        <draw:custom-shape draw:style-name="gr17" draw:text-style-name="P1" xml:id="id100" draw:id="id100" draw:layer="layout" svg:width="3.5cm" svg:height="3.5cm" svg:x="158.201cm" svg:y="48.4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102" draw:id="id102" draw:layer="layout" svg:width="5cm" svg:height="5cm" svg:x="157.451cm" svg:y="38.602cm">
          <text:p text:style-name="P1"><text:span text:style-name="T8">Gravity</text:span></text:p>
          <text:p text:style-name="P1"><text:span text:style-name="T8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59.951cm" svg:y1="43.602cm" svg:x2="159.951cm" svg:y2="48.452cm" draw:start-shape="id102" draw:start-glue-point="6" draw:end-shape="id100" draw:end-glue-point="4" svg:d="M159951 43602v4850">
          <text:p/>
        </draw:connector>
        <draw:connector draw:style-name="gr24" draw:text-style-name="P1" draw:layer="layout" svg:x1="161.701cm" svg:y1="50.202cm" svg:x2="169.501cm" svg:y2="47.99cm" draw:start-shape="id100" draw:start-glue-point="10" svg:d="M161701 50202h4151v-2212h3649">
          <text:p/>
        </draw:connector>
        <draw:custom-shape draw:style-name="gr17" draw:text-style-name="P1" xml:id="id103" draw:id="id103" draw:layer="layout" svg:width="3.5cm" svg:height="3.5cm" svg:x="75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3" draw:layer="layout" svg:x1="67.9cm" svg:y1="50.2cm" svg:x2="75.65cm" svg:y2="50.2cm" draw:start-shape="id97" draw:start-glue-point="7" draw:end-shape="id103" draw:end-glue-point="6" svg:d="M67900 50200h7750">
          <text:p text:style-name="P1"><text:span text:style-name="T2">Linear 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18" draw:text-style-name="P1" draw:layer="layout" svg:x1="79.15cm" svg:y1="50.2cm" svg:x2="87.5cm" svg:y2="50.2cm" draw:start-shape="id103" draw:start-glue-point="10" draw:end-shape="id104" draw:end-glue-point="5" svg:d="M79150 50200h8350">
          <text:p text:style-name="P1"><text:span text:style-name="T2">Linear</text:span></text:p>
          <text:p text:style-name="P1"><text:span text:style-name="T2">Acceleration</text:span></text:p>
          <text:p text:style-name="P1"><text:span text:style-name="T2">Error</text:span></text:p>
        </draw:connector>
        <draw:connector draw:style-name="gr32" draw:text-style-name="P1" draw:layer="layout" draw:line-skew="5.398cm" svg:x1="195.401cm" svg:y1="50.202cm" svg:x2="41.9cm" svg:y2="16.4cm" draw:start-shape="id93" draw:start-glue-point="7" draw:end-shape="id89" draw:end-glue-point="7" svg:d="M195401 50202h5900v-33802h-159401">
          <text:p text:style-name="P1"><text:span text:style-name="T2">Linear </text:span></text:p>
          <text:p text:style-name="P1"><text:span text:style-name="T2">Position</text:span></text:p>
        </draw:connector>
        <draw:connector draw:style-name="gr24" draw:text-style-name="P1" draw:layer="layout" svg:x1="180.351cm" svg:y1="47.702cm" svg:x2="66.4cm" svg:y2="26.7cm" draw:start-shape="id92" draw:start-glue-point="4" draw:end-shape="id96" draw:end-glue-point="7" svg:d="M180351 47702v-21002h-113951">
          <text:p/>
        </draw:connector>
        <draw:custom-shape draw:style-name="gr20" draw:text-style-name="P2" xml:id="id105" draw:id="id105" draw:layer="layout" svg:width="11.1cm" svg:height="5cm" svg:x="86.7cm" svg:y="29.6cm">
          <text:p text:style-name="P1"><text:span text:style-name="T1">Accleremo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66.801cm" svg:y1="47.502cm" svg:x2="97.8cm" svg:y2="32.1cm" draw:start-shape="id98" draw:start-glue-point="4" draw:end-shape="id105" draw:end-glue-point="7" svg:d="M166801 47502v-15402h-69001">
          <text:p/>
        </draw:connector>
        <draw:custom-shape draw:style-name="gr22" draw:text-style-name="P7" xml:id="id98" draw:id="id98" draw:layer="layout" svg:width="5.6cm" svg:height="5.4cm" svg:x="164.001cm" svg:y="47.502cm">
          <text:p text:style-name="P1"><text:span text:style-name="T8">Sin(α)</text:span></text:p>
          <text:p text:style-name="P1"><text:span text:style-name="T8">---------</text:span></text:p>
          <text:p text:style-name="P1"><text:span text:style-name="T8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xml:id="id99" draw:id="id99" draw:layer="layout" svg:width="5.6cm" svg:height="5.4cm" svg:x="148.801cm" svg:y="47.502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8" draw:layer="layout" svg:width="58.1cm" svg:height="20.3cm" svg:x="146.201cm" svg:y="36.9cm">
          <text:p><text:span text:style-name="T9">Plant</text:span><text:span text:style-name="T14"> <text:s text:c="8"/>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1" draw:text-style-name="P1" draw:layer="layout" svg:x1="86.7cm" svg:y1="32.1cm" svg:x2="77.4cm" svg:y2="48.45cm" draw:start-shape="id105" draw:start-glue-point="5" draw:end-shape="id103" draw:end-glue-point="4" svg:d="M86700 32100h-9300v16350">
          <text:p text:style-name="P1"><text:span text:style-name="T2">Current</text:span></text:p>
          <text:p text:style-name="P1"><text:span text:style-name="T2">Linear </text:span></text:p>
          <text:p text:style-name="P1"><text:span text:style-name="T2">Acceleration</text:span></text:p>
        </draw:connector>
        <draw:custom-shape draw:style-name="gr28" draw:text-style-name="P8" draw:layer="layout" svg:width="31.2cm" svg:height="18.8cm" svg:x="104cm" svg:y="38.7cm">
          <text:p><text:span text:style-name="T9">Throttle Rate 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1" xml:id="id106" draw:id="id106" draw:layer="layout" svg:width="8cm" svg:height="8cm" svg:x="109.9cm" svg:y="46.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107" draw:id="id107" draw:layer="layout" svg:width="8cm" svg:height="7.8cm" svg:x="122.65cm" svg:y="46.3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svg:x1="117.9cm" svg:y1="50.2cm" svg:x2="122.65cm" svg:y2="50.2cm" draw:start-shape="id106" draw:start-glue-point="7" draw:end-shape="id107" draw:end-glue-point="5" svg:d="M117900 50200h4750">
          <text:p/>
        </draw:connector>
        <draw:custom-shape draw:style-name="gr22" draw:text-style-name="P2" xml:id="id101" draw:id="id101" draw:layer="layout" svg:width="8cm" svg:height="8cm" svg:x="135.9cm" svg:y="46.3cm"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" draw:layer="layout" svg:x1="95.5cm" svg:y1="50.2cm" svg:x2="109.9cm" svg:y2="50.2cm" draw:start-shape="id104" draw:start-glue-point="7" draw:end-shape="id106" draw:end-glue-point="5" svg:d="M95500 50200h14400">
          <text:p text:style-name="P1"><text:span text:style-name="T2">Thrust <text:s text:c="15"/></text:span></text:p>
          <text:p text:style-name="P1"><text:span text:style-name="T2">Input <text:s text:c="1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7T11:27:30.578957276</meta:creation-date>
    <dc:date>2018-01-25T23:17:40.62</dc:date>
    <meta:editing-duration>P1DT8H20M41S</meta:editing-duration>
    <meta:editing-cycles>158</meta:editing-cycles>
    <meta:generator>OpenOffice/4.1.3$Win32 OpenOffice.org_project/413m1$Build-9783</meta:generator>
    <dc:creator>Angus Steele</dc:creator>
    <meta:document-statistic meta:object-count="236"/>
  </office:meta>
</office:document-meta>
</file>